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0e4a6" draw:textarea-horizontal-align="justify" draw:textarea-vertical-align="middle" draw:auto-grow-height="false" fo:min-height="1.104cm" fo:min-width="6.3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0e4a6"/>
      <style:paragraph-properties fo:text-align="center"/>
      <style:text-properties style:font-name="Arial Black"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cm" svg:height="1.5cm" svg:x="9.494cm" svg:y="1.532cm">
          <text:p text:style-name="P1"><text:span text:style-name="T1">List V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7cm" svg:height="1.5cm" svg:x="9.494cm" svg:y="10.017cm">
          <text:p text:style-name="P1"><text:span text:style-name="T1">Evacuate 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0.554cm" svg:height="1.588cm" svg:x="9.501cm" svg:y="6.141cm">
          <draw:text-box>
            <text:p/>
          </draw:text-box>
        </draw:frame>
        <draw:custom-shape draw:style-name="gr1" draw:text-style-name="P2" xml:id="id2" draw:id="id2" draw:layer="layout" svg:width="7cm" svg:height="1.5cm" svg:x="9.494cm" svg:y="5.699cm">
          <text:p text:style-name="P1"><text:span text:style-name="T1">Filter V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2.994cm" svg:y1="3.032cm" svg:x2="12.994cm" svg:y2="5.699cm" draw:start-shape="id1" draw:start-glue-point="2" draw:end-shape="id2" svg:d="M12994 3032v2667" svg:viewBox="0 0 1 2668">
          <text:p text:style-name="P1">On Success</text:p>
        </draw:connector>
        <draw:connector draw:style-name="gr3" draw:text-style-name="P4" draw:layer="layout" svg:x1="12.994cm" svg:y1="7.199cm" svg:x2="12.994cm" svg:y2="10.017cm" draw:start-shape="id2" draw:start-glue-point="2" draw:end-shape="id3" svg:d="M12994 7199v2818" svg:viewBox="0 0 1 2819">
          <text:p text:style-name="P1">On Success</text:p>
        </draw:connector>
        <draw:connector draw:style-name="gr3" draw:text-style-name="P4" draw:layer="layout" draw:line-skew="-2.786cm -0.261cm" svg:x1="9.494cm" svg:y1="6.449cm" svg:x2="12.994cm" svg:y2="5.699cm" draw:start-shape="id2" draw:start-glue-point="3" draw:end-shape="id2" svg:d="M9494 6449h-3287v-1512h6787v762" svg:viewBox="0 0 6788 1513">
          <text:p text:style-name="P1"/>
        </draw:connector>
        <draw:frame draw:style-name="gr4" draw:text-style-name="P3" draw:layer="layout" svg:width="3.461cm" svg:height="1.673cm" svg:x="5.54cm" svg:y="4.81cm">
          <draw:text-box>
            <text:p>On Failure</text:p>
            <text:p text:style-name="P1">Retry</text:p>
          </draw:text-box>
        </draw:frame>
        <draw:connector draw:style-name="gr5" draw:text-style-name="P4" draw:layer="layout" draw:line-skew="-2.786cm -0.261cm" svg:x1="9.494cm" svg:y1="10.767cm" svg:x2="12.994cm" svg:y2="10.017cm" draw:start-shape="id3" draw:start-glue-point="3" draw:end-shape="id3" draw:end-glue-point="0" svg:d="M9494 10767h-3287v-1512h6787v762" svg:viewBox="0 0 6788 1513">
          <text:p/>
        </draw:connector>
        <draw:frame draw:style-name="gr4" draw:text-style-name="P3" draw:layer="layout" svg:width="3.461cm" svg:height="1.673cm" svg:x="5.572cm" svg:y="9.128cm">
          <draw:text-box>
            <text:p>On Failure</text:p>
            <text:p text:style-name="P1">Ret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wid Deja</meta:initial-creator>
    <meta:creation-date>2016-04-19T11:27:34.517233709</meta:creation-date>
    <meta:editing-cycles>1</meta:editing-cycles>
    <meta:editing-duration>PT10M19S</meta:editing-duration>
    <dc:date>2016-04-19T11:37:53.471785978</dc:date>
    <dc:creator>Dawid Deja</dc:creator>
    <meta:document-statistic meta:object-count="10"/>
    <meta:generator>LibreOffice/4.4.7.2$Linux_X86_64 LibreOffice_project/40$Build-2</meta:generator>
  </office:meta>
</office:document-meta>
</file>